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6.999cm" style:rel-column-width="25481*"/>
    </style:style>
    <style:style style:name="Tabla1.B" style:family="table-column">
      <style:table-column-properties style:column-width="2.533cm" style:rel-column-width="9221*"/>
    </style:style>
    <style:style style:name="Tabla1.E" style:family="table-column">
      <style:table-column-properties style:column-width="3.404cm" style:rel-column-width="12391*"/>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2280be" officeooo:paragraph-rsid="022280be"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3ca00c" officeooo:paragraph-rsid="023ca00c"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3d3939" officeooo:paragraph-rsid="023d3939"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23e03ca" officeooo:paragraph-rsid="023e03ca"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1bfb4aa" officeooo:paragraph-rsid="020a57cd"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21410fd" officeooo:paragraph-rsid="021410fd"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fo:font-weight="normal" officeooo:rsid="02355076" officeooo:paragraph-rsid="02392411"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officeooo:rsid="020ce6a6" officeooo:paragraph-rsid="020ce6a6"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21410fd" officeooo:paragraph-rsid="021410fd"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1410fd" officeooo:paragraph-rsid="02355076" style:font-size-asian="12pt" style:font-size-complex="12pt"/>
    </style:style>
    <style:style style:name="P30" style:family="paragraph" style:parent-style-name="Table_20_Contents">
      <style:paragraph-properties fo:text-align="center" style:justify-single-word="false"/>
      <style:text-properties style:font-name="FreeSans" fo:font-size="12pt" officeooo:rsid="02355076" officeooo:paragraph-rsid="02355076" style:font-size-asian="12pt" style:font-size-complex="12pt"/>
    </style:style>
    <style:style style:name="P31" style:family="paragraph" style:parent-style-name="Footer">
      <style:text-properties fo:font-size="2pt" style:font-size-asian="1.75pt" style:font-size-complex="2pt"/>
    </style:style>
    <style:style style:name="P32"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33"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34" style:family="paragraph" style:parent-style-name="Standard">
      <style:paragraph-properties fo:line-height="115%"/>
      <style:text-properties style:font-name="FreeSans" fo:font-size="15pt" fo:letter-spacing="0.035cm" officeooo:rsid="017211d8" officeooo:paragraph-rsid="017211d8" style:font-size-asian="13.1000003814697pt" style:font-size-complex="15pt"/>
    </style:style>
    <style:style style:name="P35" style:family="paragraph" style:parent-style-name="Standard">
      <style:paragraph-properties fo:line-height="115%"/>
      <style:text-properties style:font-name="FreeSans" fo:font-size="15pt" fo:letter-spacing="0.035cm" officeooo:rsid="0233d695" officeooo:paragraph-rsid="0233d695" style:font-size-asian="13.1000003814697pt" style:font-size-complex="15pt"/>
    </style:style>
    <style:style style:name="P36"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37"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38"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39"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46"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47"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48"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49"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50"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51" style:family="paragraph" style:parent-style-name="Standard">
      <style:paragraph-properties fo:line-height="150%"/>
      <style:text-properties style:use-window-font-color="true" style:font-name="FreeSans" fo:font-size="14pt" fo:letter-spacing="0.035cm" fo:font-weight="normal" officeooo:rsid="0241187d" officeooo:paragraph-rsid="0241187d" style:font-size-asian="14pt" style:font-weight-asian="normal" style:font-size-complex="14pt" style:font-weight-complex="normal"/>
    </style:style>
    <style:style style:name="P52"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3"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4"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55" style:family="paragraph" style:parent-style-name="Standard">
      <style:paragraph-properties fo:line-height="200%" fo:text-align="center" style:justify-single-word="false"/>
      <style:text-properties fo:letter-spacing="0.035cm" officeooo:rsid="0017e0f6" officeooo:paragraph-rsid="0066a7cb"/>
    </style:style>
    <style:style style:name="P56"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7"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58" style:family="paragraph" style:parent-style-name="Standard">
      <style:paragraph-properties fo:line-height="150%" fo:break-before="page"/>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59"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60"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61"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62"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63"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4"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5" style:family="paragraph" style:parent-style-name="Standard" style:list-style-name="L4">
      <style:paragraph-properties fo:line-height="150%"/>
      <style:text-properties style:use-window-font-color="true" style:font-name="FreeSans" fo:font-size="14pt" fo:letter-spacing="0.035cm" fo:font-weight="normal" officeooo:rsid="02355076" officeooo:paragraph-rsid="02355076" style:font-size-asian="14pt" style:font-weight-asian="normal" style:font-size-complex="14pt" style:font-weight-complex="normal"/>
    </style:style>
    <style:style style:name="P66" style:family="paragraph" style:parent-style-name="Standard" style:list-style-name="L4">
      <style:paragraph-properties fo:line-height="150%"/>
      <style:text-properties style:use-window-font-color="true" style:font-name="FreeSans" fo:font-size="14pt" fo:letter-spacing="0.035cm" fo:font-weight="normal" officeooo:rsid="02085288" officeooo:paragraph-rsid="02085288" style:font-size-asian="14pt" style:font-weight-asian="normal" style:font-size-complex="14pt" style:font-weight-complex="normal"/>
    </style:style>
    <style:style style:name="P67" style:family="paragraph" style:parent-style-name="Standard" style:list-style-name="L4">
      <style:paragraph-properties fo:line-height="150%" fo:break-before="auto" fo:break-after="auto"/>
      <style:text-properties style:use-window-font-color="true" style:font-name="FreeSans" fo:font-size="14pt" fo:letter-spacing="0.035cm" fo:font-weight="normal" officeooo:rsid="02355076" officeooo:paragraph-rsid="02355076" style:font-size-asian="14pt" style:font-weight-asian="normal" style:font-size-complex="14pt" style:font-weight-complex="normal"/>
    </style:style>
    <style:style style:name="P68" style:family="paragraph" style:parent-style-name="Table_20_Contents" style:list-style-name="L2">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69"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70"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71" style:family="paragraph" style:parent-style-name="Default" style:list-style-name="L1">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2" style:family="paragraph" style:parent-style-name="Default" style:list-style-name="L1">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73" style:family="paragraph">
      <loext:graphic-properties draw:fill-color="#2c3756"/>
    </style:style>
    <style:style style:name="P74"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75"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6"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officeooo:rsid="00fe3a74"/>
    </style:style>
    <style:style style:name="T18" style:family="text">
      <style:text-properties style:use-window-font-color="true" style:text-position="0% 100%" officeooo:rsid="010020a8"/>
    </style:style>
    <style:style style:name="T19" style:family="text">
      <style:text-properties style:use-window-font-color="true" style:text-position="0% 100%" officeooo:rsid="01018069"/>
    </style:style>
    <style:style style:name="T20" style:family="text">
      <style:text-properties style:use-window-font-color="true" style:text-position="0% 100%" fo:font-size="16pt" officeooo:rsid="007fadf1" style:font-size-asian="16pt" style:font-size-complex="16pt"/>
    </style:style>
    <style:style style:name="T21" style:family="text">
      <style:text-properties style:use-window-font-color="true" style:text-position="0% 100%" officeooo:rsid="01065bc6"/>
    </style:style>
    <style:style style:name="T22" style:family="text">
      <style:text-properties style:use-window-font-color="true" style:text-position="0% 100%" officeooo:rsid="0107e43f"/>
    </style:style>
    <style:style style:name="T23" style:family="text">
      <style:text-properties style:use-window-font-color="true" style:text-position="0% 100%" officeooo:rsid="01098425"/>
    </style:style>
    <style:style style:name="T24" style:family="text">
      <style:text-properties style:use-window-font-color="true" style:text-position="0% 100%" officeooo:rsid="010a657f"/>
    </style:style>
    <style:style style:name="T25" style:family="text">
      <style:text-properties style:use-window-font-color="true" style:text-position="0% 100%" officeooo:rsid="0110eddf"/>
    </style:style>
    <style:style style:name="T26" style:family="text">
      <style:text-properties style:use-window-font-color="true" style:text-position="0% 100%" officeooo:rsid="007a0b5a"/>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ize="18pt" fo:font-style="normal" fo:text-shadow="none" style:font-size-asian="18pt" style:font-style-asian="normal" style:font-size-complex="18pt" style:font-style-complex="normal"/>
    </style:style>
    <style:style style:name="T29" style:family="text">
      <style:text-properties fo:font-size="18pt" fo:font-style="normal" fo:text-shadow="none" officeooo:rsid="0233d695" style:font-size-asian="18pt" style:font-style-asian="normal" style:font-size-complex="18pt" style:font-style-complex="normal"/>
    </style:style>
    <style:style style:name="T30" style:family="text">
      <style:text-properties fo:font-size="18pt" fo:text-shadow="none" style:font-size-asian="18pt" style:font-size-complex="18pt"/>
    </style:style>
    <style:style style:name="T31" style:family="text">
      <style:text-properties fo:font-size="18pt" fo:text-shadow="none" officeooo:rsid="0138f048" style:font-size-asian="18pt" style:font-size-complex="18pt"/>
    </style:style>
    <style:style style:name="T32" style:family="text">
      <style:text-properties officeooo:rsid="0068b0c7"/>
    </style:style>
    <style:style style:name="T33" style:family="text">
      <style:text-properties officeooo:rsid="006f7973"/>
    </style:style>
    <style:style style:name="T34" style:family="text">
      <style:text-properties officeooo:rsid="00b9f5d7"/>
    </style:style>
    <style:style style:name="T35" style:family="text">
      <style:text-properties officeooo:rsid="00bb7015"/>
    </style:style>
    <style:style style:name="T36" style:family="text">
      <style:text-properties fo:color="#405e01" style:text-position="super 58%" officeooo:rsid="00f30495"/>
    </style:style>
    <style:style style:name="T37" style:family="text">
      <style:text-properties fo:color="#405e01" style:text-position="super 58%" officeooo:rsid="010a657f"/>
    </style:style>
    <style:style style:name="T38" style:family="text">
      <style:text-properties officeooo:rsid="0167f30b"/>
    </style:style>
    <style:style style:name="T39" style:family="text">
      <style:text-properties fo:color="#2c3756" fo:font-style="italic" style:font-style-asian="italic" style:font-style-complex="italic"/>
    </style:style>
    <style:style style:name="T40" style:family="text">
      <style:text-properties fo:color="#2c3756" fo:font-style="italic" officeooo:rsid="00532285" style:font-style-asian="italic" style:font-style-complex="italic"/>
    </style:style>
    <style:style style:name="T41" style:family="text">
      <style:text-properties officeooo:rsid="022a252b"/>
    </style:style>
    <style:style style:name="T42" style:family="text">
      <style:text-properties officeooo:rsid="02355076"/>
    </style:style>
    <style:style style:name="T43" style:family="text">
      <style:text-properties officeooo:rsid="0237361d"/>
    </style:style>
    <style:style style:name="T44" style:family="text">
      <style:text-properties officeooo:rsid="02392411"/>
    </style:style>
    <style:style style:name="T45" style:family="text">
      <style:text-properties style:text-underline-style="none"/>
    </style:style>
    <style:style style:name="T46" style:family="text">
      <style:text-properties officeooo:rsid="023e301f"/>
    </style:style>
    <style:style style:name="T47" style:family="text">
      <style:text-properties officeooo:rsid="023fd7ac"/>
    </style:style>
    <style:style style:name="T48" style:family="text">
      <style:text-properties officeooo:rsid="0241187d"/>
    </style:style>
    <style:style style:name="T49" style:family="text">
      <style:text-properties officeooo:rsid="0241cb2f"/>
    </style:style>
    <style:style style:name="T50"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73"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73"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3">Plan de iteración</text:p>
      <text:p text:style-name="P54"><text:span text:style-name="T30">Fase de </text:span><text:span text:style-name="T31">construcción</text:span><text:span text:style-name="T30">:</text:span><text:span text:style-name="T28"> ITERACIÓN N.º </text:span><text:span text:style-name="T29">10</text:span></text:p>
      <text:p text:style-name="P55"><draw:frame draw:style-name="fr2" draw:name="Image1" text:anchor-type="as-char" svg:width="14.6cm" svg:height="6.6cm" draw:z-index="9"><draw:image xlink:href="Pictures/1000020100000226000000FA04E233DC2B932CD2.png" xlink:type="simple" xlink:show="embed" xlink:actuate="onLoad" loext:mime-type="image/png"/></draw:frame></text:p>
      <text:p text:style-name="P52"><text:span text:style-name="T4">Proyecto </text:span><text:span text:style-name="T6">Colibrí</text:span></text:p>
      <text:p text:style-name="P32"/>
      <text:p text:style-name="P36">Asignatura</text:p>
      <text:p text:style-name="P32">Laboratorio de desarrollo de software</text:p>
      <text:p text:style-name="P32"/>
      <text:p text:style-name="P36">Autor</text:p>
      <text:p text:style-name="P34">Ariel Machini</text:p>
      <text:p text:style-name="P32"/>
      <text:p text:style-name="P36">Fecha de redacción</text:p>
      <text:p text:style-name="P35">08/04/2020</text:p>
      <text:p text:style-name="P56"><draw:custom-shape text:anchor-type="paragraph" draw:z-index="1" draw:name="Shape1" draw:style-name="gr2" draw:text-style-name="P74"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76" svg:width="6.501cm" svg:height="18.5cm" svg:x="0.499cm" svg:y="0.75cm"><draw:text-box><text:p text:style-name="P75"><text:span text:style-name="T50">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7"><text:span text:style-name="T39">Plan de </text:span><text:span text:style-name="T40">i</text:span><text:span text:style-name="T39">teración</text:span></text:p>
      <text:p text:style-name="P33"/>
      <text:p text:style-name="P41">Resumen</text:p>
      <text:p text:style-name="P61">El presente plan de iteración se divide en tres partes: en la primera parte del mismo se hace una introducción al documento, especificando su alcance y su propósito.</text:p>
      <text:p text:style-name="P61">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47"/>
      <text:p text:style-name="P39">Propósito</text:p>
      <text:p text:style-name="P37">Mediante este documento se buscan especificar las actividades que se van a desarrollar durante la iteración en curso.</text:p>
      <text:p text:style-name="P37">Este documento será utilizado por el grupo de desarrollo para guiarse a través de la iteración antes mencionada.</text:p>
      <text:p text:style-name="P46"/>
      <text:p text:style-name="P46">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5">Nombre de la tarea</text:p>
          </table:table-cell>
          <table:table-cell table:style-name="Tabla1.A1" office:value-type="string">
            <text:p text:style-name="P17">Fecha de </text:p>
            <text:p text:style-name="P14"><text:span text:style-name="T32">i</text:span>nicio </text:p>
          </table:table-cell>
          <table:table-cell table:style-name="Tabla1.A1" office:value-type="string">
            <text:p text:style-name="P16">Fecha de <text:span text:style-name="T34">finalización</text:span></text:p>
          </table:table-cell>
          <table:table-cell table:style-name="Tabla1.A1" office:value-type="string">
            <text:p text:style-name="P18">Fecha de <text:span text:style-name="T35">fin de iteración</text:span></text:p>
          </table:table-cell>
          <table:table-cell table:style-name="Tabla1.E1" office:value-type="string">
            <text:p text:style-name="P19">Responsable(s)</text:p>
          </table:table-cell>
        </table:table-row>
        <table:table-row table:style-name="Tabla1.2">
          <table:table-cell table:style-name="Tabla1.A2" office:value-type="string">
            <text:p text:style-name="P25">Continuar con la implementación del CU02 (Completar y enviar un formulario) para la aplicación móvil. Experimentar las implementaciones alternativas propuestas en la iteración anterior para la generación de campos</text:p>
          </table:table-cell>
          <table:table-cell table:style-name="Tabla1.B2" office:value-type="string">
            <text:p text:style-name="P10">🗎</text:p>
          </table:table-cell>
          <table:table-cell table:style-name="Tabla1.C2" office:value-type="string">
            <text:p text:style-name="P13">18/04/2020</text:p>
          </table:table-cell>
          <table:table-cell table:style-name="Tabla1.D2" office:value-type="string">
            <text:p text:style-name="P28"><text:span text:style-name="T42">18</text:span>/0<text:span text:style-name="T42">4</text:span>/2020</text:p>
          </table:table-cell>
          <table:table-cell table:style-name="Tabla1.E2" office:value-type="string">
            <text:p text:style-name="P28">Cinthia Lima</text:p>
          </table:table-cell>
        </table:table-row>
        <table:table-row table:style-name="Tabla1.2">
          <table:table-cell table:style-name="Tabla1.A2" office:value-type="string">
            <text:p text:style-name="P26">Implementar el <text:span text:style-name="T44">CU13</text:span> (Generar informes)</text:p>
          </table:table-cell>
          <table:table-cell table:style-name="Tabla1.B3" office:value-type="string">
            <text:p text:style-name="P11">11/04/2020</text:p>
          </table:table-cell>
          <table:table-cell table:style-name="Tabla1.C3" office:value-type="string">
            <text:p text:style-name="P12">17/04/<text:span text:style-name="T45">2020</text:span></text:p>
          </table:table-cell>
          <table:table-cell table:style-name="Tabla1.D3" office:value-type="string">
            <text:p text:style-name="P29"><text:span text:style-name="T42">18</text:span>/0<text:span text:style-name="T42">4</text:span>/2020</text:p>
          </table:table-cell>
          <table:table-cell table:style-name="Tabla1.E3" office:value-type="string">
            <text:p text:style-name="P30">Ariel Machini</text:p>
          </table:table-cell>
        </table:table-row>
        <table:table-row table:style-name="Tabla1.2">
          <table:table-cell table:style-name="Tabla1.A2" office:value-type="string">
            <text:p text:style-name="P24">Evaluación del plan de iteración</text:p>
          </table:table-cell>
          <table:table-cell table:style-name="Tabla1.B4" office:value-type="string">
            <text:p text:style-name="P13">1<text:span text:style-name="T46">8</text:span>/04/2020</text:p>
          </table:table-cell>
          <table:table-cell table:style-name="Tabla1.C4" office:value-type="string">
            <text:p text:style-name="P13">1<text:span text:style-name="T46">8</text:span>/04/2020</text:p>
          </table:table-cell>
          <table:table-cell table:style-name="Tabla1.D4" office:value-type="string">
            <text:p text:style-name="P29"><text:span text:style-name="T42">18</text:span>/0<text:span text:style-name="T42">4</text:span>/2020</text:p>
          </table:table-cell>
          <table:table-cell table:style-name="Tabla1.E4" office:value-type="string">
            <text:p text:style-name="P27">Ariel Machini y Cinthia Lima</text:p>
          </table:table-cell>
        </table:table-row>
        <table:table-row table:style-name="Tabla1.2">
          <table:table-cell table:style-name="Tabla1.A5" table:number-columns-spanned="5" office:value-type="string">
            <text:p text:style-name="P20">Observaciones</text:p>
          </table:table-cell>
          <table:covered-table-cell/>
          <table:covered-table-cell/>
          <table:covered-table-cell/>
          <table:covered-table-cell/>
        </table:table-row>
        <table:table-row table:style-name="Tabla1.2">
          <table:table-cell table:style-name="Tabla1.A5" table:number-columns-spanned="5" office:value-type="string">
            <text:p text:style-name="P21"><text:span text:style-name="T36">1</text:span><text:span text:style-name="T11"> </text:span><text:span text:style-name="T25">El símbolo ‘</text:span><text:span text:style-name="T13">🗎</text:span><text:span text:style-name="T25">’</text:span><text:span text:style-name="T19"> en la columna “Fecha de inicio”</text:span><text:span text:style-name="T13"> significa</text:span><text:span text:style-name="T14">n</text:span><text:span text:style-name="T13"> que el documento o módulo </text:span><text:span text:style-name="T15">al que se </text:span><text:soft-page-break/><text:span text:style-name="T15">hace referencia en nombre de la tarea</text:span><text:span text:style-name="T13"> no fue creado en esta iteración </text:span><text:span text:style-name="T16">y solo esta siendo modificado o actualizado</text:span><text:span text:style-name="T13">.</text:span></text:p>
            <text:p text:style-name="P22"><text:span text:style-name="T36">2</text:span><text:span text:style-name="T13"> </text:span><text:span text:style-name="T12">El </text:span><text:span text:style-name="T18">símbolo</text:span><text:span text:style-name="T12"> ‘</text:span><text:span text:style-name="T26">⏳</text:span><text:span text:style-name="T12">’ en la columna “Fecha de finalización” significa que la tarea especificad</text:span><text:span text:style-name="T17">a</text:span><text:span text:style-name="T12"> no fue finalizada </text:span><text:span text:style-name="T23">por falta de tiempo</text:span><text:span text:style-name="T12">.</text:span></text:p>
            <text:p text:style-name="P23"><text:span text:style-name="T37">3</text:span><text:span text:style-name="T24"> </text:span><text:span text:style-name="T12">El </text:span><text:span text:style-name="T18">símbolo</text:span><text:span text:style-name="T12"> ‘</text:span><text:span text:style-name="T20">⭲</text:span><text:span text:style-name="T12">’ en la columna “Fecha de </text:span><text:span text:style-name="T17">inicio</text:span><text:span text:style-name="T12">” significa que la tarea especificad</text:span><text:span text:style-name="T17">a</text:span><text:span text:style-name="T12"> </text:span><text:span text:style-name="T21">no puedo se</text:span><text:span text:style-name="T22">r iniciada</text:span><text:span text:style-name="T12">.</text:span></text:p>
          </table:table-cell>
          <table:covered-table-cell/>
          <table:covered-table-cell/>
          <table:covered-table-cell/>
          <table:covered-table-cell/>
        </table:table-row>
      </table:table>
      <text:p text:style-name="P38"/>
      <text:p text:style-name="P40">Re<text:span text:style-name="T7">cursos</text:span></text:p>
      <text:p text:style-name="P62">Humanos:</text:p>
      <text:list xml:id="list2493526452" text:style-name="L1">
        <text:list-item>
          <text:p text:style-name="P71"><text:span text:style-name="T33">Dos</text:span> analistas:</text:p>
          <text:list>
            <text:list-item>
              <text:p text:style-name="P72">Lima, Cinthia.</text:p>
            </text:list-item>
            <text:list-item>
              <text:p text:style-name="P72">Machini, Ariel.</text:p>
            </text:list-item>
          </text:list>
        </text:list-item>
      </text:list>
      <text:p text:style-name="P59"/>
      <text:p text:style-name="P62">Ha<text:span text:style-name="T8">r</text:span>dware:</text:p>
      <text:list xml:id="list2517200556" text:style-name="L2">
        <text:list-item>
          <text:p text:style-name="P68">Notebook Lenovo Legion Y720.</text:p>
        </text:list-item>
        <text:list-item>
          <text:p text:style-name="P68">Notebook Banghó MAX G01.</text:p>
        </text:list-item>
      </text:list>
      <text:p text:style-name="P9"/>
      <text:p text:style-name="P8"><text:span text:style-name="T10">M</text:span><text:span text:style-name="T9">isceláneo:</text:span></text:p>
      <text:list xml:id="list3529816280" text:style-name="L3">
        <text:list-item>
          <text:p text:style-name="P69"><text:span text:style-name="T32">Acceso a </text:span>Internet.</text:p>
        </text:list-item>
        <text:list-item>
          <text:p text:style-name="P70">Repositorio <text:span text:style-name="T32">(</text:span>en GitHub<text:span text:style-name="T32">)</text:span>.</text:p>
        </text:list-item>
      </text:list>
      <text:p text:style-name="P60"/>
      <text:p text:style-name="P45">Objetivos alcanzados</text:p>
      <text:p text:style-name="P48">De las <text:span text:style-name="T47">tres (3) </text:span>tareas definidas se pudieron ejecutar y termina<text:span text:style-name="T38">r tres (3) </text:span>con éxito:</text:p>
      <text:list xml:id="list2676401429" text:style-name="L4">
        <text:list-item>
          <text:p text:style-name="P67">Continuar con la implementación del CU02 (Completar y enviar un formulario) para la aplicación móvil. Experimentar las implementaciones alternativas propuestas en la iteración anterior para la generación de campos.</text:p>
        </text:list-item>
        <text:list-item>
          <text:p text:style-name="P65">Implementar el CU13 (Generar informes).</text:p>
        </text:list-item>
        <text:list-item>
          <text:p text:style-name="P66">Evaluación del plan de iteración.</text:p>
        </text:list-item>
      </text:list>
      <text:p text:style-name="P50"/>
      <text:p text:style-name="P44"/>
      <text:p text:style-name="P58">Conclusión</text:p>
      <text:p text:style-name="P51">En términos generales, podemos decir que esta fue una iteración exitosa. <text:span text:style-name="T49">En esta iteración se pudo completar el CU02 (Completar y enviar un formulario) en la aplicación móvil, lo cual puede considerarse como un hito muy importante así como también se implementó el CU13 (Generar informes) en la aplicación web. Pese a que este último caso de uso se considera como terminado, queda pendiente llevar a cabo una reunión con los clientes para discutir sobre los detalles de su implementación con la finalidad de descubrir posibles cambios necesarios.</text:span></text:p>
      <text:p text:style-name="P49"/>
      <text:p text:style-name="P42">Estado del repositorio</text:p>
      <text:p text:style-name="P63"><text:span text:style-name="T5">Versión </text:span><text:span text:style-name="T27">inicial</text:span><text:span text:style-name="T5"> – </text:span><text:span text:style-name="T27">final</text:span><text:span text:style-name="T5">:</text:span> <text:span text:style-name="T43">273</text:span> – <text:span text:style-name="T48">281</text:span></text:p>
      <text:p text:style-name="P63"/>
      <text:p text:style-name="P43">Estado del repositorio <text:span text:style-name="T41">(aplicación móvil)</text:span></text:p>
      <text:p text:style-name="P64"><text:span text:style-name="T5">Versión </text:span><text:span text:style-name="T27">inicial</text:span><text:span text:style-name="T5"> – </text:span><text:span text:style-name="T27">final</text:span><text:span text:style-name="T5">:</text:span> <text:span text:style-name="T43">14</text:span> – <text:span text:style-name="T48">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2</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3"><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20-05-03T12:00:55.833523236</dc:date>
    <meta:editing-duration>P1DT18H39S</meta:editing-duration>
    <meta:editing-cycles>448</meta:editing-cycles>
    <meta:generator>LibreOffice/6.0.7.3$Linux_X86_64 LibreOffice_project/00m0$Build-3</meta:generator>
    <dc:title>Plan de Iteración</dc:title>
    <dc:subject>Horizon</dc:subject>
    <dc:creator>Ariel Machini</dc:creator>
    <meta:document-statistic meta:table-count="3" meta:image-count="3" meta:object-count="0" meta:page-count="5" meta:paragraph-count="75" meta:word-count="527" meta:character-count="3326" meta:non-whitespace-character-count="2873"/>
  </office:meta>
</office:document-meta>
</file>